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pranq eco sans" svg:font-family="'Spranq eco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Spranq eco sans1" svg:font-family="'Spranq eco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.893cm" table:align="left" style:writing-mode="lr-tb"/>
    </style:style>
    <style:style style:name="Tabela1.A" style:family="table-column">
      <style:table-column-properties style:column-width="2.598cm"/>
    </style:style>
    <style:style style:name="Tabela1.B" style:family="table-column">
      <style:table-column-properties style:column-width="1.6cm"/>
    </style:style>
    <style:style style:name="Tabela1.C" style:family="table-column">
      <style:table-column-properties style:column-width="5.35cm"/>
    </style:style>
    <style:style style:name="Tabela1.D" style:family="table-column">
      <style:table-column-properties style:column-width="2.75cm"/>
    </style:style>
    <style:style style:name="Tabela1.F" style:family="table-column">
      <style:table-column-properties style:column-width="2.84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#e6e6e6" fo:padding-left="0.101cm" fo:padding-right="0.101cm" fo:padding-top="0cm" fo:padding-bottom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1.F1" style:family="table-cell">
      <style:table-cell-properties style:vertical-align="middle" fo:background-color="#e6e6e6" fo:padding-left="0.101cm" fo:padding-right="0.101cm" fo:padding-top="0cm" fo:padding-bottom="0cm" fo:border="0.1pt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B2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C2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D2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E2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F2" style:family="table-cell">
      <style:table-cell-properties style:vertical-align="middle" fo:padding-left="0.101cm" fo:padding-right="0.101cm" fo:padding-top="0cm" fo:padding-bottom="0cm" fo:border="0.1pt solid #000000" style:writing-mode="lr-tb"/>
    </style:style>
    <style:style style:name="Tabela1.A3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B3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C3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D3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E3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F3" style:family="table-cell">
      <style:table-cell-properties style:vertical-align="middle" fo:padding-left="0.101cm" fo:padding-right="0.101cm" fo:padding-top="0cm" fo:padding-bottom="0cm" fo:border="0.1pt solid #000000" style:writing-mode="lr-tb"/>
    </style:style>
    <style:style style:name="Tabela1.A4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B4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C4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D4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E4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F4" style:family="table-cell">
      <style:table-cell-properties style:vertical-align="middle" fo:padding-left="0.101cm" fo:padding-right="0.101cm" fo:padding-top="0cm" fo:padding-bottom="0cm" fo:border="0.1pt solid #000000" style:writing-mode="lr-tb"/>
    </style:style>
    <style:style style:name="Tabela1.A5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B5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C5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D5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E5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F5" style:family="table-cell">
      <style:table-cell-properties style:vertical-align="middle" fo:padding-left="0.101cm" fo:padding-right="0.101cm" fo:padding-top="0cm" fo:padding-bottom="0cm" fo:border="0.1pt solid #000000" style:writing-mode="lr-tb"/>
    </style:style>
    <style:style style:name="Tabela1.A6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B6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C6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D6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E6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F6" style:family="table-cell">
      <style:table-cell-properties style:vertical-align="middle" fo:padding-left="0.101cm" fo:padding-right="0.101cm" fo:padding-top="0cm" fo:padding-bottom="0cm" fo:border="0.1pt solid #000000" style:writing-mode="lr-tb"/>
    </style:style>
    <style:style style:name="Tabela1.A7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B7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C7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D7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E7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F7" style:family="table-cell">
      <style:table-cell-properties style:vertical-align="middle" fo:padding-left="0.101cm" fo:padding-right="0.101cm" fo:padding-top="0cm" fo:padding-bottom="0cm" fo:border="0.1pt solid #000000" style:writing-mode="lr-tb"/>
    </style:style>
    <style:style style:name="Tabela1.A8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B8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C8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D8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E8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F8" style:family="table-cell">
      <style:table-cell-properties style:vertical-align="middle" fo:padding-left="0.101cm" fo:padding-right="0.101cm" fo:padding-top="0cm" fo:padding-bottom="0cm" fo:border="0.1pt solid #000000" style:writing-mode="lr-tb"/>
    </style:style>
    <style:style style:name="Tabela1.A9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B9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C9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D9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E9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F9" style:family="table-cell">
      <style:table-cell-properties style:vertical-align="middle" fo:padding-left="0.101cm" fo:padding-right="0.101cm" fo:padding-top="0cm" fo:padding-bottom="0cm" fo:border="0.1pt solid #000000" style:writing-mode="lr-tb"/>
    </style:style>
    <style:style style:name="Tabela2" style:family="table">
      <style:table-properties style:width="14.288cm" table:align="center" style:writing-mode="lr-tb"/>
    </style:style>
    <style:style style:name="Tabela2.A" style:family="table-column">
      <style:table-column-properties style:column-width="5.001cm"/>
    </style:style>
    <style:style style:name="Tabela2.B" style:family="table-column">
      <style:table-column-properties style:column-width="9.287cm"/>
    </style:style>
    <style:style style:name="Tabela2.1" style:family="table-row">
      <style:table-row-properties style:min-row-height="0.67cm" fo:keep-together="auto"/>
    </style:style>
    <style:style style:name="Tabela2.A1" style:family="table-cell">
      <style:table-cell-properties style:vertical-align="middle" fo:background-color="#e5e5e5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B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B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6.538cm" table:align="center" style:writing-mode="lr-tb"/>
    </style:style>
    <style:style style:name="Tabela3.A" style:family="table-column">
      <style:table-column-properties style:column-width="2.064cm"/>
    </style:style>
    <style:style style:name="Tabela3.B" style:family="table-column">
      <style:table-column-properties style:column-width="11.862cm"/>
    </style:style>
    <style:style style:name="Tabela3.C" style:family="table-column">
      <style:table-column-properties style:column-width="2.612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e5e5e5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C1" style:family="table-cell">
      <style:table-cell-properties style:vertical-align="middle" fo:background-color="#e5e5e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3.A3" style:family="table-cell">
      <style:table-cell-properties style:vertical-align="top" fo:background-color="#e5e5e5" fo:padding-left="0.123cm" fo:padding-right="0.123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ela3.B3" style:family="table-cell">
      <style:table-cell-properties style:vertical-align="top" fo:background-color="#e5e5e5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ela3.A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a3.B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3.A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a3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1pt solid #000000" style:writing-mode="lr-tb"/>
    </style:style>
    <style:style style:name="Tabela3.6" style:family="table-row">
      <style:table-row-properties style:min-row-height="0.381cm" fo:keep-together="auto"/>
    </style:style>
    <style:style style:name="Tabela3.A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a3.B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3.7" style:family="table-row">
      <style:table-row-properties style:min-row-height="0.379cm" fo:keep-together="auto"/>
    </style:style>
    <style:style style:name="Tabela3.A7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a3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1pt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PSDS_20_-_20_Corpo_20_de_20_Texto">
      <style:paragraph-properties style:snap-to-layout-grid="false"/>
    </style:style>
    <style:style style:name="P3" style:family="paragraph" style:parent-style-name="PSDS_20_-_20_Corpo_20_de_20_Texto">
      <style:paragraph-properties fo:text-align="center" style:justify-single-word="false" style:snap-to-layout-grid="false"/>
    </style:style>
    <style:style style:name="P4" style:family="paragraph" style:parent-style-name="PSDS_20_-_20_Corpo_20_de_20_Texto">
      <style:paragraph-properties fo:margin-left="0cm" fo:margin-right="0cm" fo:text-align="center" style:justify-single-word="false" fo:text-indent="0cm" style:auto-text-indent="false" style:snap-to-layout-grid="false"/>
      <style:text-properties fo:language="nl" fo:country="NL"/>
    </style:style>
    <style:style style:name="P5" style:family="paragraph" style:parent-style-name="PSDS_20_-_20_Corpo_20_de_20_Texto">
      <style:paragraph-properties fo:margin-left="0cm" fo:margin-right="0cm" fo:text-indent="0cm" style:auto-text-indent="false" style:snap-to-layout-grid="false"/>
    </style:style>
    <style:style style:name="P6" style:family="paragraph" style:parent-style-name="PSDS_20_-_20_Corpo_20_de_20_Texto">
      <style:paragraph-properties fo:margin-left="0cm" fo:margin-right="0cm" fo:text-align="center" style:justify-single-word="false" fo:text-indent="0cm" style:auto-text-indent="false" style:snap-to-layout-grid="false"/>
    </style:style>
    <style:style style:name="P7" style:family="paragraph" style:parent-style-name="PSDS_20_-_20_Corpo_20_de_20_Texto">
      <style:paragraph-properties fo:margin-left="0cm" fo:margin-right="0cm" fo:text-align="start" style:justify-single-word="false" fo:text-indent="0cm" style:auto-text-indent="false" style:snap-to-layout-grid="false"/>
    </style:style>
    <style:style style:name="P8" style:family="paragraph" style:parent-style-name="PSDS_20_-_20_Corpo_20_de_20_Texto">
      <style:paragraph-properties fo:margin-left="0cm" fo:margin-right="0cm" fo:text-align="start" style:justify-single-word="false" fo:text-indent="0cm" style:auto-text-indent="false" style:snap-to-layout-grid="false"/>
      <style:text-properties fo:font-weight="bold" style:font-weight-asian="bold" style:font-weight-complex="bold"/>
    </style:style>
    <style:style style:name="P9" style:family="paragraph" style:parent-style-name="PSDS_20_-_20_Corpo_20_de_20_Texto">
      <style:paragraph-properties fo:margin-left="0cm" fo:margin-right="0cm" fo:text-indent="0cm" style:auto-text-indent="false" style:snap-to-layout-grid="false"/>
      <style:text-properties fo:font-weight="bold" style:font-weight-asian="bold" style:font-name-complex="Arial" style:font-weight-complex="bold"/>
    </style:style>
    <style:style style:name="P10" style:family="paragraph" style:parent-style-name="PSDS_20_-_20_Corpo_20_de_20_Texto">
      <style:paragraph-properties fo:margin-left="0cm" fo:margin-right="0cm" fo:text-align="center" style:justify-single-word="false" fo:text-indent="0cm" style:auto-text-indent="false" style:snap-to-layout-grid="false"/>
      <style:text-properties fo:font-weight="bold" style:font-weight-asian="bold" style:font-name-complex="Arial" style:font-weight-complex="bold"/>
    </style:style>
    <style:style style:name="P11" style:family="paragraph" style:parent-style-name="PSDS_20_-_20_Corpo_20_de_20_Texto">
      <style:paragraph-properties fo:margin-left="0cm" fo:margin-right="0cm" fo:text-indent="0cm" style:auto-text-indent="false" style:snap-to-layout-grid="false"/>
      <style:text-properties fo:font-weight="bold" style:font-weight-asian="bold" style:font-name-complex="Arial"/>
    </style:style>
    <style:style style:name="P12" style:family="paragraph" style:parent-style-name="PSDS_20_-_20_Corpo_20_de_20_Texto">
      <style:paragraph-properties fo:margin-left="0cm" fo:margin-right="0cm" fo:text-indent="0cm" style:auto-text-indent="false" style:snap-to-layout-grid="false"/>
      <style:text-properties style:font-name-complex="Arial" style:font-weight-complex="bold"/>
    </style:style>
    <style:style style:name="P13" style:family="paragraph" style:parent-style-name="PSDS_20_-_20_Corpo_20_de_20_Texto">
      <style:paragraph-properties fo:margin-left="0cm" fo:margin-right="0cm" fo:text-indent="0cm" style:auto-text-indent="false" style:snap-to-layout-grid="false"/>
      <style:text-properties style:font-name-complex="Arial"/>
    </style:style>
    <style:style style:name="P14" style:family="paragraph" style:parent-style-name="PSDS_20_-_20_Corpo_20_de_20_Texto">
      <style:paragraph-properties fo:margin-left="0cm" fo:margin-right="0cm" fo:text-indent="0cm" style:auto-text-indent="false"/>
      <style:text-properties fo:language="en" fo:country="US" fo:font-weight="bold" style:font-weight-asian="bold"/>
    </style:style>
    <style:style style:name="P15" style:family="paragraph" style:parent-style-name="PSDS_20_-_20_Corpo_20_de_20_Texto">
      <style:paragraph-properties fo:margin-left="0cm" fo:margin-right="0cm" fo:text-indent="0cm" style:auto-text-indent="false" style:snap-to-layout-grid="false"/>
      <style:text-properties fo:language="en" fo:country="US" fo:font-weight="bold" style:font-weight-asian="bold" style:font-name-complex="Arial"/>
    </style:style>
    <style:style style:name="P16" style:family="paragraph" style:parent-style-name="PSDS_20_-_20_Corpo_20_de_20_Texto" style:master-page-name="Standard">
      <style:paragraph-properties fo:margin-left="0cm" fo:margin-right="0cm" fo:text-indent="0cm" style:auto-text-indent="false" style:page-number="auto"/>
    </style:style>
    <style:style style:name="P17" style:family="paragraph" style:parent-style-name="PSDS_20_-_20_Corpo_20_de_20_Texto">
      <style:paragraph-properties fo:margin-left="1.101cm" fo:margin-right="0cm" fo:text-indent="1.251cm" style:auto-text-indent="false"/>
    </style:style>
    <style:style style:name="P18" style:family="paragraph" style:parent-style-name="PSDS_20_-_20_Corpo_20_de_20_Texto">
      <style:paragraph-properties fo:margin-left="1cm" fo:margin-right="0cm" fo:margin-top="0.106cm" fo:margin-bottom="0cm" style:contextual-spacing="false" fo:text-indent="0cm" style:auto-text-indent="false"/>
    </style:style>
    <style:style style:name="P19" style:family="paragraph" style:parent-style-name="PSDS_20_-_20_Corpo_20_de_20_Texto">
      <style:paragraph-properties fo:margin-left="1.752cm" fo:margin-right="0cm" fo:text-indent="0.025cm" style:auto-text-indent="false"/>
    </style:style>
    <style:style style:name="P20" style:family="paragraph" style:parent-style-name="PSDS_20_-_20_Corpo_20_de_20_Texto">
      <style:paragraph-properties fo:margin-left="2.477cm" fo:margin-right="0cm" fo:text-indent="1.251cm" style:auto-text-indent="false"/>
    </style:style>
    <style:style style:name="P21" style:family="paragraph" style:parent-style-name="PSDS_20_-_20_Corpo_20_de_20_Item">
      <style:paragraph-properties fo:margin-left="0cm" fo:margin-right="0cm" fo:text-indent="0cm" style:auto-text-indent="false"/>
    </style:style>
    <style:style style:name="P22" style:family="paragraph" style:parent-style-name="PSDS_20_-_20_Titulo">
      <style:paragraph-properties fo:break-before="page"/>
    </style:style>
    <style:style style:name="P23" style:family="paragraph" style:parent-style-name="PSDS_20_-_20_Titulo_20_de_20_tabela">
      <style:paragraph-properties style:snap-to-layout-grid="false"/>
    </style:style>
    <style:style style:name="P24" style:family="paragraph" style:parent-style-name="PSDS_20_-_20_Marcadores_20_Nivel_20_2">
      <style:paragraph-properties>
        <style:tab-stops>
          <style:tab-stop style:position="0.635cm"/>
        </style:tab-stops>
      </style:paragraph-properties>
    </style:style>
    <style:style style:name="P25" style:family="paragraph" style:parent-style-name="PSDS_20_-_20_Marcadores_20_Nivel_20_2" style:list-style-name="WW8Num2">
      <style:paragraph-properties>
        <style:tab-stops>
          <style:tab-stop style:position="0.635cm"/>
        </style:tab-stops>
      </style:paragraph-properties>
    </style:style>
    <style:style style:name="P26" style:family="paragraph" style:parent-style-name="PSDS_20_-_20_Marcadores_20_Corpo_20_de_20_Texto">
      <style:paragraph-properties fo:text-align="justify" style:justify-single-word="false"/>
      <style:text-properties style:font-name="Spranq eco sans1" style:font-name-complex="Spranq eco sans1"/>
    </style:style>
    <style:style style:name="P27" style:family="paragraph" style:parent-style-name="PSDS_20_-_20_Marcadores_20_Corpo_20_de_20_Texto">
      <style:paragraph-properties fo:margin-left="1.736cm" fo:margin-right="0cm" fo:text-align="justify" style:justify-single-word="false" fo:text-indent="-0.635cm" style:auto-text-indent="false"/>
    </style:style>
    <style:style style:name="P28" style:family="paragraph" style:parent-style-name="Normal_20__28_Web_29_">
      <style:paragraph-properties fo:margin-left="1cm" fo:margin-right="0cm" fo:margin-top="0.109cm" fo:margin-bottom="0cm" style:contextual-spacing="false" fo:text-indent="0cm" style:auto-text-indent="false"/>
      <style:text-properties style:font-name="Spranq eco sans1" fo:font-size="10pt" style:font-name-asian="DejaVu Sans" style:font-size-asian="10pt" style:font-name-complex="DejaVu Sans"/>
    </style:style>
    <style:style style:name="P29" style:family="paragraph" style:parent-style-name="western">
      <style:paragraph-properties fo:margin-top="0.176cm" fo:margin-bottom="0cm" style:contextual-spacing="false"/>
    </style:style>
    <style:style style:name="P30" style:family="paragraph" style:parent-style-name="western">
      <style:paragraph-properties fo:margin-top="0.176cm" fo:margin-bottom="0cm" style:contextual-spacing="false"/>
      <style:text-properties style:font-name="Spranq eco sans1" fo:font-size="10pt" style:font-size-asian="10pt" style:font-name-complex="Spranq eco sans1"/>
    </style:style>
    <style:style style:name="T1" style:family="text">
      <style:text-properties style:font-name="Spranq eco sans1" fo:font-size="10pt" style:font-size-asian="10pt" style:font-name-complex="Spranq eco sans1"/>
    </style:style>
    <style:style style:name="T2" style:family="text">
      <style:text-properties style:font-name-complex="Arial"/>
    </style:style>
    <style:style style:name="T3" style:family="text">
      <style:text-properties fo:font-weight="bold" style:font-weight-asian="bold" style:font-name-complex="Ari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asian="Spranq eco sans1" style:font-name-complex="Spranq eco sans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tab/></text:p>
      <text:p text:style-name="PSDS_20_-_20_Titulo">Histórico de Versões</text:p>
      <text:p text:style-name="PSDS_20_-_20_Corpo_20_de_20_Texto"/>
      <text:p text:style-name="PSDS_20_-_20_Corpo_20_de_20_Texto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 table:number-columns-repeated="2"/>
        <table:table-column table:style-name="Tabela1.F"/>
        <table:table-row table:style-name="Tabela1.1">
          <table:table-cell table:style-name="Tabela1.A1" office:value-type="string">
            <text:p text:style-name="P23">Data</text:p>
          </table:table-cell>
          <table:table-cell table:style-name="Tabela1.A1" office:value-type="string">
            <text:p text:style-name="P23">Versão</text:p>
          </table:table-cell>
          <table:table-cell table:style-name="Tabela1.A1" office:value-type="string">
            <text:p text:style-name="P23">Descrição</text:p>
          </table:table-cell>
          <table:table-cell table:style-name="Tabela1.A1" office:value-type="string">
            <text:p text:style-name="P23">Autor</text:p>
          </table:table-cell>
          <table:table-cell table:style-name="Tabela1.A1" office:value-type="string">
            <text:p text:style-name="P23">Revisor</text:p>
          </table:table-cell>
          <table:table-cell table:style-name="Tabela1.F1" office:value-type="string">
            <text:p text:style-name="P23">Aprovado por</text:p>
          </table:table-cell>
        </table:table-row>
        <table:table-row table:style-name="Tabela1.1">
          <table:table-cell table:style-name="Tabela1.A2" office:value-type="string">
            <text:p text:style-name="P4">&lt;dd/mm/aaaa&gt; </text:p>
          </table:table-cell>
          <table:table-cell table:style-name="Tabela1.B2" office:value-type="string">
            <text:p text:style-name="P6">&lt;x.x&gt; </text:p>
          </table:table-cell>
          <table:table-cell table:style-name="Tabela1.C2" office:value-type="string">
            <text:p text:style-name="P6">&lt;detalhes&gt; </text:p>
          </table:table-cell>
          <table:table-cell table:style-name="Tabela1.D2" office:value-type="string">
            <text:p text:style-name="P6">&lt;AREQ&gt; </text:p>
          </table:table-cell>
          <table:table-cell table:style-name="Tabela1.E2" office:value-type="string">
            <text:p text:style-name="P6">&lt;AREQ e PIN (*)&gt;</text:p>
          </table:table-cell>
          <table:table-cell table:style-name="Tabela1.F2" office:value-type="string">
            <text:p text:style-name="P6">&lt;GN ou CLI</text:p>
            <text:p text:style-name="P6">(**)&gt; </text:p>
          </table:table-cell>
        </table:table-row>
        <table:table-row table:style-name="Tabela1.1">
          <table:table-cell table:style-name="Tabela1.A3" office:value-type="string">
            <text:p text:style-name="P3"/>
          </table:table-cell>
          <table:table-cell table:style-name="Tabela1.B3" office:value-type="string">
            <text:p text:style-name="P3"/>
          </table:table-cell>
          <table:table-cell table:style-name="Tabela1.C3" office:value-type="string">
            <text:p text:style-name="P2"/>
          </table:table-cell>
          <table:table-cell table:style-name="Tabela1.D3" office:value-type="string">
            <text:p text:style-name="P2"/>
          </table:table-cell>
          <table:table-cell table:style-name="Tabela1.E3" office:value-type="string">
            <text:p text:style-name="P2"/>
          </table:table-cell>
          <table:table-cell table:style-name="Tabela1.F3" office:value-type="string">
            <text:p text:style-name="P2"/>
          </table:table-cell>
        </table:table-row>
        <table:table-row table:style-name="Tabela1.1">
          <table:table-cell table:style-name="Tabela1.A4" office:value-type="string">
            <text:p text:style-name="P3"/>
          </table:table-cell>
          <table:table-cell table:style-name="Tabela1.B4" office:value-type="string">
            <text:p text:style-name="P3"/>
          </table:table-cell>
          <table:table-cell table:style-name="Tabela1.C4" office:value-type="string">
            <text:p text:style-name="P2"/>
          </table:table-cell>
          <table:table-cell table:style-name="Tabela1.D4" office:value-type="string">
            <text:p text:style-name="P2"/>
          </table:table-cell>
          <table:table-cell table:style-name="Tabela1.E4" office:value-type="string">
            <text:p text:style-name="P2"/>
          </table:table-cell>
          <table:table-cell table:style-name="Tabela1.F4" office:value-type="string">
            <text:p text:style-name="P2"/>
          </table:table-cell>
        </table:table-row>
        <table:table-row table:style-name="Tabela1.1">
          <table:table-cell table:style-name="Tabela1.A5" office:value-type="string">
            <text:p text:style-name="P3"/>
          </table:table-cell>
          <table:table-cell table:style-name="Tabela1.B5" office:value-type="string">
            <text:p text:style-name="P3"/>
          </table:table-cell>
          <table:table-cell table:style-name="Tabela1.C5" office:value-type="string">
            <text:p text:style-name="P2"/>
          </table:table-cell>
          <table:table-cell table:style-name="Tabela1.D5" office:value-type="string">
            <text:p text:style-name="P2"/>
          </table:table-cell>
          <table:table-cell table:style-name="Tabela1.E5" office:value-type="string">
            <text:p text:style-name="P2"/>
          </table:table-cell>
          <table:table-cell table:style-name="Tabela1.F5" office:value-type="string">
            <text:p text:style-name="P2"/>
          </table:table-cell>
        </table:table-row>
        <table:table-row table:style-name="Tabela1.1">
          <table:table-cell table:style-name="Tabela1.A6" office:value-type="string">
            <text:p text:style-name="P3"/>
          </table:table-cell>
          <table:table-cell table:style-name="Tabela1.B6" office:value-type="string">
            <text:p text:style-name="P3"/>
          </table:table-cell>
          <table:table-cell table:style-name="Tabela1.C6" office:value-type="string">
            <text:p text:style-name="P2"/>
          </table:table-cell>
          <table:table-cell table:style-name="Tabela1.D6" office:value-type="string">
            <text:p text:style-name="P2"/>
          </table:table-cell>
          <table:table-cell table:style-name="Tabela1.E6" office:value-type="string">
            <text:p text:style-name="P2"/>
          </table:table-cell>
          <table:table-cell table:style-name="Tabela1.F6" office:value-type="string">
            <text:p text:style-name="P2"/>
          </table:table-cell>
        </table:table-row>
        <table:table-row table:style-name="Tabela1.1">
          <table:table-cell table:style-name="Tabela1.A7" office:value-type="string">
            <text:p text:style-name="P3"/>
          </table:table-cell>
          <table:table-cell table:style-name="Tabela1.B7" office:value-type="string">
            <text:p text:style-name="P3"/>
          </table:table-cell>
          <table:table-cell table:style-name="Tabela1.C7" office:value-type="string">
            <text:p text:style-name="P2"/>
          </table:table-cell>
          <table:table-cell table:style-name="Tabela1.D7" office:value-type="string">
            <text:p text:style-name="P2"/>
          </table:table-cell>
          <table:table-cell table:style-name="Tabela1.E7" office:value-type="string">
            <text:p text:style-name="P2"/>
          </table:table-cell>
          <table:table-cell table:style-name="Tabela1.F7" office:value-type="string">
            <text:p text:style-name="P2"/>
          </table:table-cell>
        </table:table-row>
        <table:table-row table:style-name="Tabela1.1">
          <table:table-cell table:style-name="Tabela1.A8" office:value-type="string">
            <text:p text:style-name="P3"/>
          </table:table-cell>
          <table:table-cell table:style-name="Tabela1.B8" office:value-type="string">
            <text:p text:style-name="P3"/>
          </table:table-cell>
          <table:table-cell table:style-name="Tabela1.C8" office:value-type="string">
            <text:p text:style-name="P2"/>
          </table:table-cell>
          <table:table-cell table:style-name="Tabela1.D8" office:value-type="string">
            <text:p text:style-name="P2"/>
          </table:table-cell>
          <table:table-cell table:style-name="Tabela1.E8" office:value-type="string">
            <text:p text:style-name="P2"/>
          </table:table-cell>
          <table:table-cell table:style-name="Tabela1.F8" office:value-type="string">
            <text:p text:style-name="P2"/>
          </table:table-cell>
        </table:table-row>
        <table:table-row table:style-name="Tabela1.1">
          <table:table-cell table:style-name="Tabela1.A9" office:value-type="string">
            <text:p text:style-name="P3"/>
          </table:table-cell>
          <table:table-cell table:style-name="Tabela1.B9" office:value-type="string">
            <text:p text:style-name="P3"/>
          </table:table-cell>
          <table:table-cell table:style-name="Tabela1.C9" office:value-type="string">
            <text:p text:style-name="P2"/>
          </table:table-cell>
          <table:table-cell table:style-name="Tabela1.D9" office:value-type="string">
            <text:p text:style-name="P2"/>
          </table:table-cell>
          <table:table-cell table:style-name="Tabela1.E9" office:value-type="string">
            <text:p text:style-name="P2"/>
          </table:table-cell>
          <table:table-cell table:style-name="Tabela1.F9" office:value-type="string">
            <text:p text:style-name="P2"/>
          </table:table-cell>
        </table:table-row>
      </table:table>
      <text:p text:style-name="P21"/>
      <text:p text:style-name="P30">&lt;</text:p>
      <text:p text:style-name="P30">(*) </text:p>
      <text:p text:style-name="P29"><text:span text:style-name="T1">1ª) A primeira etapa da revisão deve ser realizada por outro </text:span><text:a xlink:type="simple" xlink:href="http://psds.portalcorporativo.serpro/psds/psdsplugin/roles/analista_requisitos_FB7D39FA.html"><text:span text:style-name="Internet_20_link"><text:span text:style-name="T1">Analista de Requisitos (AREQ)</text:span></text:span></text:a><text:span text:style-name="T1"> que tenha conhecimento do negócio.</text:span></text:p>
      <text:p text:style-name="P29"><text:span text:style-name="T1">2ª) A segunda etapa deve ser realizada por outros integrantes da engenharia de software(PIN) (</text:span><text:a xlink:type="simple" xlink:href="http://psds.portalcorporativo.serpro/psds/psdsplugin/roles/arquiteto_software_899EE65F.html"><text:span text:style-name="Internet_20_link"><text:span text:style-name="T1">Arquiteto de Software (ARQ)</text:span></text:span></text:a><text:span text:style-name="T1">, </text:span><text:a xlink:type="simple" xlink:href="http://psds.portalcorporativo.serpro/psds/psdsplugin/roles/analista_sistemas_8FD26690.html"><text:span text:style-name="Internet_20_link"><text:span text:style-name="T1">Analista de Sistemas (ANS)</text:span></text:span></text:a><text:span text:style-name="T1">, </text:span><text:a xlink:type="simple" xlink:href="http://psds.portalcorporativo.serpro/psds/psdsplugin/roles/projetista_dados_BB7172F2.html"><text:span text:style-name="Internet_20_link"><text:span text:style-name="T1">Projetista de Dados (PRD)</text:span></text:span></text:a><text:span text:style-name="T1">, </text:span><text:a xlink:type="simple" xlink:href="http://psds.portalcorporativo.serpro/psds/psdsplugin/roles/projetista_testes_637CFBC8.html"><text:span text:style-name="Internet_20_link"><text:span text:style-name="T1">Projetista de Testes (PRT)</text:span></text:span></text:a><text:span text:style-name="T1">, </text:span><text:a xlink:type="simple" xlink:href="http://psds.portalcorporativo.serpro/psds/psdsplugin/roles/projetista_interface_hc_8DAE94F0.html"><text:span text:style-name="Internet_20_link"><text:span text:style-name="T1">Projetista de Interface Homem/Computador (PRIHC)</text:span></text:span></text:a><text:span text:style-name="T1">, </text:span><text:a xlink:type="simple" xlink:href="http://psds.portalcorporativo.serpro/psds/psdsplugin/roles/projetista_informacao_F4C323F5.html"><text:span text:style-name="Internet_20_link"><text:span text:style-name="T1">Projetista de informação (PRINF)</text:span></text:span></text:a><text:span text:style-name="T1">) com a finalidade de verificar se os requisitos poderão ser utilizados como base para as demais fases da engenharia do produto. </text:span></text:p>
      <text:p text:style-name="P30"/>
      <text:p text:style-name="P30">(**) </text:p>
      <text:p text:style-name="P30">O campo Aprovado por deve ser atualizado, quando houver uma validação formal do requisito por parte do Cliente. Lembramos que, os requisitos devem ser aprovados pelo Cliente, podendo o Gestor de Negócio aprovar desde que esse possua autorização formal do Cliente, assumindo assim a responsabilidade pelo produto aceito.</text:p>
      <text:p text:style-name="P30"/>
      <text:p text:style-name="P30">&gt;</text:p>
      <text:p text:style-name="P29"/>
      <text:p text:style-name="P21"/>
      <text:p text:style-name="P22">Documento de Visão do Sistema</text:p>
      <text:list xml:id="list6834647446734232314" text:style-name="WW8Num2">
        <text:list-header>
          <text:p text:style-name="PSDS_20_-_20_Marcadores_20_Nivel_20_1"/>
        </text:list-header>
        <text:list-item>
          <text:p text:style-name="PSDS_20_-_20_Marcadores_20_Nivel_20_1">Objetivo</text:p>
        </text:list-item>
      </text:list>
      <text:p text:style-name="P17"/>
      <text:p text:style-name="P18">O propósito deste documento é coletar, analisar e definir as necessidades de alto-nível e características do sistema, focando nas potencialidades requeridas pelos afetados e usuários-alvo, e como estes requisitos foram abordados no sistema.</text:p>
      <text:p text:style-name="P18">A visão do sistema documenta o ambiente geral de processos desenvolvidos para o sistema, fornecendo a todos os envolvidos uma descrição compreensível deste e suas macro-funcionalidades.</text:p>
      <text:p text:style-name="P18">O Documento de Visão do Sistema documenta as necessidades e funcionalidades do sistema. </text:p>
      <text:p text:style-name="P17"/>
      <text:list xml:id="list315126650" text:continue-numbering="true" text:style-name="WW8Num2">
        <text:list-item>
          <text:p text:style-name="PSDS_20_-_20_Marcadores_20_Nivel_20_1">Descrição do Produto</text:p>
        </text:list-item>
      </text:list>
      <text:p text:style-name="P17"/>
      <text:p text:style-name="P18">&lt;Descrever as principais funcionalidades disponibilizadas pelo sistema, dando uma visão geral dos processos que permeiam seu funcionamento.&gt;</text:p>
      <text:p text:style-name="P17"/>
      <text:list xml:id="list498287870" text:continue-numbering="true" text:style-name="WW8Num2">
        <text:list-item>
          <text:p text:style-name="PSDS_20_-_20_Marcadores_20_Nivel_20_1">Envolvimento</text:p>
        </text:list-item>
      </text:list>
      <text:p text:style-name="PSDS_20_-_20_Corpo_20_de_20_Texto"/>
      <text:list xml:id="list963089184" text:continue-numbering="true" text:style-name="WW8Num2">
        <text:list-item>
          <text:list>
            <text:list-item>
              <text:p text:style-name="P25">Abrangência</text:p>
            </text:list-item>
          </text:list>
        </text:list-item>
      </text:list>
      <text:p text:style-name="P18">&lt;Descrever o alcance do sistema no contexto dos seus usuários e demais envolvidos.&gt;</text:p>
      <text:p text:style-name="P24"/>
      <text:list xml:id="list775941460" text:continue-numbering="true" text:style-name="WW8Num2">
        <text:list-item>
          <text:list>
            <text:list-item>
              <text:p text:style-name="P25">Papel dos Atores</text:p>
            </text:list-item>
          </text:list>
        </text:list-item>
      </text:list>
      <text:p text:style-name="P18">&lt;Uma entidade humana ou não-humana que interage diretamente com o sistema. Atores não-humanos podem ser hardware ou outros sistemas. Um ator participa em um cenário enviando ou recebendo mensagens do sistema. </text:p>
      <text:p text:style-name="P17"/>
      <text:p text:style-name="P18">Algumas questões podem ser úteis na identificação de atores de um sistema:</text:p>
      <text:p text:style-name="P17"/>
      <text:list xml:id="list691850969329164910" text:style-name="WW8Num8">
        <text:list-item>
          <text:p text:style-name="P26">Quem fornecerá, usará ou recuperará informações do sistema?</text:p>
        </text:list-item>
        <text:list-item>
          <text:p text:style-name="P26">Quem irá operar o sistema?</text:p>
        </text:list-item>
        <text:list-item>
          <text:p text:style-name="P26">De onde o sistema obtém as informações necessárias à sua operação?</text:p>
        </text:list-item>
        <text:list-item>
          <text:p text:style-name="P26">Quais sistemas externos interagem com o sistema?&gt;</text:p>
          <text:p text:style-name="P27"/>
        </text:list-item>
      </text:list>
      <text:list xml:id="list827620038" text:continue-list="list775941460" text:style-name="WW8Num2">
        <text:list-item>
          <text:list>
            <text:list-item>
              <text:list>
                <text:list-item>
                  <text:p text:style-name="P25">&lt;nome do ator&gt;</text:p>
                </text:list-item>
              </text:list>
            </text:list-item>
          </text:list>
        </text:list-item>
      </text:list>
      <text:p text:style-name="P19">&lt;Descrever todos os atores.&gt;</text:p>
      <text:p text:style-name="P20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8">Descrição</text:p>
          </table:table-cell>
          <table:table-cell table:style-name="Tabela2.B1" office:value-type="string">
            <text:p text:style-name="P8">&lt;breve descrição do ator.&gt;</text:p>
          </table:table-cell>
        </table:table-row>
        <table:table-row table:style-name="Tabela2.1">
          <table:table-cell table:style-name="Tabela2.A1" office:value-type="string">
            <text:p text:style-name="P7">Papel</text:p>
          </table:table-cell>
          <table:table-cell table:style-name="Tabela2.B2" office:value-type="string">
            <text:p text:style-name="P7">&lt;descrever brevemente a importância e o papel desempenhado pelo ator no sistema.&gt;</text:p>
          </table:table-cell>
        </table:table-row>
        <table:table-row table:style-name="Tabela2.1">
          <table:table-cell table:style-name="Tabela2.A1" office:value-type="string">
            <text:p text:style-name="P7">Insumos ao sistema</text:p>
          </table:table-cell>
          <table:table-cell table:style-name="Tabela2.B3" office:value-type="string">
            <text:p text:style-name="P7">&lt;listar os produtos e/ou informações a serem entregues pelo ator como insumo ao funcionamento do sistema, caso existam.&gt;</text:p>
          </table:table-cell>
        </table:table-row>
        <table:table-row table:style-name="Tabela2.1">
          <table:table-cell table:style-name="Tabela2.A1" office:value-type="string">
            <text:p text:style-name="P7">Representante</text:p>
          </table:table-cell>
          <table:table-cell table:style-name="Tabela2.B4" office:value-type="string">
            <text:p text:style-name="P7">&lt; identificação da(s) pessoa(s) e respectivo(s) órgão(s) que representa(m) o ator (ou grupo de <text:soft-page-break/>atores).&gt;</text:p>
          </table:table-cell>
        </table:table-row>
      </table:table>
      <text:p text:style-name="P20"/>
      <text:p text:style-name="P20"/>
      <text:list xml:id="list2096065960" text:continue-numbering="true" text:style-name="WW8Num2">
        <text:list-item>
          <text:p text:style-name="PSDS_20_-_20_Marcadores_20_Nivel_20_1">Necessidades e Funcionalidades</text:p>
        </text:list-item>
      </text:list>
      <text:p text:style-name="P17"/>
      <text:p text:style-name="P18">&lt;Descrever, no quadro abaixo, as principais necessidades e funcionalidades requeridas pelas partes interessadas, relacionando a cada uma delas os atores envolvidos. Relacionar as necessidades ao domínio: Crítico, Útil e Importante:</text:p>
      <text:p text:style-name="P18">Crítico - O requisito é essencial. O fracasso em sua implementação significará o não atendimento das necessidades do cliente.</text:p>
      <text:p text:style-name="P18">Importante – O requisito é importante para o sistema. Sua não implementação afeta a satisfação do usuário e/ou o valor agregado do produto, mas não impede o funcionamento do sistema dentro dos padrões mínimos.</text:p>
      <text:p text:style-name="P18">Útil - O requisito é útil, porém não essencial à satisfação do cliente.&gt;</text:p>
      <text:p text:style-name="P17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2" office:value-type="string">
            <text:p text:style-name="P9">Necessidade &lt;n&gt;</text:p>
          </table:table-cell>
          <table:covered-table-cell/>
          <table:table-cell table:style-name="Tabela3.C1" office:value-type="string">
            <text:p text:style-name="P10">Benefício</text:p>
          </table:table-cell>
        </table:table-row>
        <table:table-row table:style-name="Tabela3.1">
          <table:table-cell table:style-name="Tabela3.A2" table:number-columns-spanned="2" office:value-type="string">
            <text:p text:style-name="P12">&lt;Descrição da necessidade.&gt;</text:p>
          </table:table-cell>
          <table:covered-table-cell/>
          <table:table-cell table:style-name="Tabela3.C2" office:value-type="string">
            <text:p text:style-name="P10">&lt;Crítico, Importante ou Útil&gt;</text:p>
          </table:table-cell>
        </table:table-row>
        <table:table-row table:style-name="Tabela3.1">
          <table:table-cell table:style-name="Tabela3.A3" office:value-type="string">
            <text:p text:style-name="P11">Id Func. </text:p>
          </table:table-cell>
          <table:table-cell table:style-name="Tabela3.B3" table:number-columns-spanned="2" office:value-type="string">
            <text:p text:style-name="P9">Descrição das Funcionalidades/atores envolvidos</text:p>
          </table:table-cell>
          <table:covered-table-cell/>
        </table:table-row>
        <table:table-row table:style-name="Tabela3.1">
          <table:table-cell table:style-name="Tabela3.A4" table:number-rows-spanned="2" office:value-type="string">
            <text:p text:style-name="P15">F&lt;n.m&gt; </text:p>
          </table:table-cell>
          <table:table-cell table:style-name="Tabela3.B4" table:number-columns-spanned="2" office:value-type="string">
            <text:p text:style-name="P13">&lt;Descrever a funcionalidade que dá suporte à consecução da necessidade.&gt;</text:p>
          </table:table-cell>
          <table:covered-table-cell/>
        </table:table-row>
        <table:table-row table:style-name="Tabela3.1">
          <table:covered-table-cell/>
          <table:table-cell table:style-name="Tabela3.B5" table:number-columns-spanned="2" office:value-type="string">
            <text:p text:style-name="P5"><text:span text:style-name="T2">&lt;</text:span><text:span text:style-name="T3">Nome do ator</text:span><text:span text:style-name="T2"> envolvido com a funcionalidade. O nome do ator deve estar em negrito&gt;</text:span></text:p>
          </table:table-cell>
          <table:covered-table-cell/>
        </table:table-row>
        <table:table-row table:style-name="Tabela3.6">
          <table:table-cell table:style-name="Tabela3.A6" table:number-rows-spanned="2" office:value-type="string">
            <text:p text:style-name="P15">F&lt;n.</text:p>
            <text:p text:style-name="P14"><text:span text:style-name="T5"><text:s text:c="4"/></text:span><text:span text:style-name="T2">m+1&gt; </text:span></text:p>
          </table:table-cell>
          <table:table-cell table:style-name="Tabela3.B6" table:number-columns-spanned="2" office:value-type="string">
            <text:p text:style-name="P13">&lt;nova funcionalidade&gt;</text:p>
          </table:table-cell>
          <table:covered-table-cell/>
        </table:table-row>
        <table:table-row table:style-name="Tabela3.7">
          <table:covered-table-cell/>
          <table:table-cell table:style-name="Tabela3.B7" table:number-columns-spanned="2" office:value-type="string">
            <text:p text:style-name="P11">&lt;novo(s) ator(es)&gt;</text:p>
          </table:table-cell>
          <table:covered-table-cell/>
        </table:table-row>
      </table:table>
      <text:p text:style-name="P17"/>
      <text:p text:style-name="P17"/>
      <text:list xml:id="list974382245" text:continue-numbering="true" text:style-name="WW8Num2">
        <text:list-item>
          <text:p text:style-name="PSDS_20_-_20_Marcadores_20_Nivel_20_1">Proposta de Solução Tecnológica Escolhida</text:p>
        </text:list-item>
      </text:list>
      <text:p text:style-name="P17"/>
      <text:p text:style-name="P28">&lt;Descrever a proposta de solução tecnológica escolhida em alto nível. Este item é utilizado para informar ao cliente a solução escolhida em uma linguagem menos técnica e detalhada, com um maior nível de abstração, de forma que ele possa entender e validar a solução proposta. Pode-se descrever os padrões tecnológicos, ilustrar, apresentar a utilização de browsers, servidores, linguagens de programação, componentes de segurança, outros.&gt;</text:p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pranq eco sans" svg:font-family="'Spranq eco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Spranq eco sans1" svg:font-family="'Spranq eco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10pt" fo:language="pt" fo:country="BR" style:letter-kerning="true" style:font-name-asian="DejaVu Sans" style:font-size-asian="10pt" style:font-name-complex="DejaVu Sans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212cm" style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-Título" style:family="paragraph" style:parent-style-name="Heading" style:next-style-name="Subtitle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SDS_20_-_20_Corpo_20_de_20_Texto" style:display-name="PSDS - Corpo de Texto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 fo:background-color="transparent">
        <style:background-image/>
      </style:paragraph-properties>
      <style:text-properties style:font-name="Spranq eco sans1" fo:font-size="10pt" style:font-size-asian="10pt" style:font-name-complex="Spranq eco sans1"/>
    </style:style>
    <style:style style:name="PSDS_20_-_20_Rodape" style:display-name="PSDS - Rodape" style:family="paragraph" style:parent-style-name="Standard">
      <style:paragraph-properties fo:margin-top="0.3cm" fo:margin-bottom="0cm" style:contextual-spacing="false" fo:padding-left="0cm" fo:padding-right="0cm" fo:padding-top="0.353cm" fo:padding-bottom="0cm" fo:border-left="none" fo:border-right="none" fo:border-top="0.51pt solid #000000" fo:border-bottom="none" text:number-lines="false" text:line-number="0">
        <style:tab-stops>
          <style:tab-stop style:position="8.901cm" style:type="center"/>
          <style:tab-stop style:position="18.002cm" style:type="right"/>
        </style:tab-stops>
      </style:paragraph-properties>
      <style:text-properties style:font-name="Spranq eco sans1" fo:font-size="8pt" style:font-size-asian="8pt" style:font-name-complex="Spranq eco sans1"/>
    </style:style>
    <style:style style:name="PSDS_20_-_20_Cabecalho" style:display-name="PSDS - Cabecalho" style:family="paragraph" style:parent-style-name="Standard">
      <style:paragraph-properties style:line-height-at-least="0.42cm" text:number-lines="false" text:line-number="0">
        <style:tab-stops>
          <style:tab-stop style:position="18.002cm" style:type="right"/>
        </style:tab-stops>
      </style:paragraph-properties>
      <style:text-properties style:font-name="Spranq eco sans1" fo:font-weight="bold" style:font-weight-asian="bold" style:font-name-complex="Spranq eco sans1"/>
    </style:style>
    <style:style style:name="PSDS_20_-_20_Nome_20_do_20_Caso_20_de_20_Uso" style:display-name="PSDS - Nome do Caso de Uso" style:family="paragraph" style:parent-style-name="Heading_20_2" style:default-outline-level="" style:list-style-name="">
      <style:paragraph-properties fo:margin-left="0cm" fo:margin-right="0cm" fo:margin-top="0.42cm" fo:margin-bottom="0cm" style:contextual-spacing="false" fo:text-indent="0cm" style:auto-text-indent="false"/>
      <style:text-properties style:font-name="Spranq eco sans1" fo:font-style="normal" style:font-style-asian="normal" style:font-name-complex="Spranq eco sans1" style:font-weight-complex="normal"/>
    </style:style>
    <style:style style:name="PSDS_20_-_20_Titulo" style:display-name="PSDS - Titulo" style:family="paragraph" style:parent-style-name="Heading_20_1" style:default-outline-level="" style:list-style-name="">
      <style:paragraph-properties fo:margin-left="0cm" fo:margin-right="0cm" fo:margin-top="0.423cm" fo:margin-bottom="0.423cm" style:contextual-spacing="false" fo:text-indent="0cm" style:auto-text-indent="false"/>
      <style:text-properties style:font-name="Spranq eco sans1" fo:font-size="22pt" style:font-size-asian="22pt" style:font-name-complex="Spranq eco sans1"/>
    </style:style>
    <style:style style:name="PSDS_20_-_20_Titulo_20_de_20_tabela" style:display-name="PSDS - Titulo de tabela" style:family="paragraph" style:parent-style-name="Standard" style:next-style-name="Standard">
      <style:paragraph-properties fo:text-align="center" style:justify-single-word="false" text:number-lines="false" text:line-number="0"/>
      <style:text-properties style:font-name="Spranq eco sans1" fo:font-weight="bold" style:font-weight-asian="bold" style:font-name-complex="Spranq eco sans1"/>
    </style:style>
    <style:style style:name="PSDS_20_-_20_Marcadores_20_Nivel_20_1" style:display-name="PSDS - Marcadores Nivel 1" style:family="paragraph" style:parent-style-name="PSDS_20_-_20_Corpo_20_de_20_Texto" style:list-style-name="WW8Num2">
      <style:paragraph-properties fo:margin-left="0cm" fo:margin-right="0cm" fo:text-indent="0cm" style:auto-text-indent="false"/>
      <style:text-properties fo:font-size="12pt" fo:font-style="normal" fo:font-weight="bold" style:font-size-asian="12pt" style:font-style-asian="normal" style:font-weight-asian="bold"/>
    </style:style>
    <style:style style:name="PSDS_20_-_20_Fluxo_20_Principal_20_-_20_Descricao" style:display-name="PSDS - Fluxo Principal - Descricao" style:family="paragraph" style:parent-style-name="PSDS_20_-_20_Corpo_20_de_20_Texto" style:list-style-name="WW8Num3">
      <style:paragraph-properties fo:margin-top="0.049cm" fo:margin-bottom="0.049cm" style:contextual-spacing="false"/>
    </style:style>
    <style:style style:name="PSDS_20_-_20_Fluxo_20_Principal_20_-_20_Titulo" style:display-name="PSDS - Fluxo Principal - Titulo" style:family="paragraph" style:parent-style-name="PSDS_20_-_20_Fluxo_20_Principal_20_-_20_Descricao" style:list-style-name="WW8Num3">
      <style:text-properties fo:font-weight="bold" style:font-weight-asian="bold"/>
    </style:style>
    <style:style style:name="PSDS_20_-_20_Fluxo_20_Alternativo_20_-_20_Descricao" style:display-name="PSDS - Fluxo Alternativo - Descricao" style:family="paragraph" style:parent-style-name="PSDS_20_-_20_Corpo_20_de_20_Texto" style:list-style-name="WW8Num4">
      <style:paragraph-properties fo:margin-top="0.049cm" fo:margin-bottom="0.049cm" style:contextual-spacing="false"/>
    </style:style>
    <style:style style:name="PSDS_20_-_20_Fluxo_20_de_20_Excecao_20_-_20_Descricao" style:display-name="PSDS - Fluxo de Excecao - Descricao" style:family="paragraph" style:parent-style-name="PSDS_20_-_20_Fluxo_20_Principal_20_-_20_Descricao" style:list-style-name="WW8Num5"/>
    <style:style style:name="PSDS_20_-_20_Fluxo_20_Alternativo_20_-_20_Titulo" style:display-name="PSDS - Fluxo Alternativo - Titulo" style:family="paragraph" style:parent-style-name="PSDS_20_-_20_Fluxo_20_Alternativo_20_-_20_Descricao">
      <style:text-properties fo:font-weight="bold" style:font-weight-asian="bold"/>
    </style:style>
    <style:style style:name="PSDS_20_-_20_Fluxo_20_de_20_Excecao_20_-_20_Titulo" style:display-name="PSDS - Fluxo de Excecao - Titulo" style:family="paragraph" style:parent-style-name="PSDS_20_-_20_Fluxo_20_de_20_Excecao_20_-_20_Descricao">
      <style:text-properties fo:font-style="normal" fo:font-weight="bold" style:font-style-asian="normal" style:font-weight-asian="bold"/>
    </style:style>
    <style:style style:name="PSDS_20_-_20_Ponto_20_de_20_Extensao" style:display-name="PSDS - Ponto de Extensao" style:family="paragraph" style:parent-style-name="PSDS_20_-_20_Fluxo_20_Principal_20_-_20_Descricao" style:list-style-name="WW8Num6">
      <style:text-properties fo:font-weight="bold" style:font-weight-asian="bold"/>
    </style:style>
    <style:style style:name="PSDS_20_-_20_Corpo_20_de_20_Item" style:display-name="PSDS - Corpo de Item" style:family="paragraph" style:parent-style-name="PSDS_20_-_20_Corpo_20_de_20_Texto">
      <style:paragraph-properties fo:margin-left="1.251cm" fo:margin-right="0cm" fo:text-indent="0cm" style:auto-text-indent="false"/>
      <style:text-properties style:font-name="Spranq eco sans1" style:font-name-complex="Spranq eco sans1"/>
    </style:style>
    <style:style style:name="PSDS_20_-_20_Criterio_20_de_20_Aceite_20_-_20_Titulo" style:display-name="PSDS - Criterio de Aceite - Titulo" style:family="paragraph" style:parent-style-name="PSDS_20_-_20_Fluxo_20_Principal_20_-_20_Descricao" style:list-style-name="WW8Num7">
      <style:paragraph-properties fo:margin-top="0.199cm" fo:margin-bottom="0.199cm" style:contextual-spacing="false"/>
      <style:text-properties fo:font-weight="bold" style:font-weight-asian="bold"/>
    </style:style>
    <style:style style:name="PSDS_20_-_20_Criterio_20_de_20_Aceite_20_-_20_Descricao" style:display-name="PSDS - Criterio de Aceite - Descricao" style:family="paragraph" style:parent-style-name="PSDS_20_-_20_Fluxo_20_Principal_20_-_20_Descricao" style:list-style-name="">
      <style:paragraph-properties fo:margin-left="0cm" fo:margin-right="0cm" fo:margin-top="0cm" fo:margin-bottom="0cm" style:contextual-spacing="false" fo:text-indent="2.54cm" style:auto-text-indent="false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SDS_20_-_20_Marcadores_20_Nivel_20_2" style:display-name="PSDS - Marcadores Nivel 2" style:family="paragraph" style:parent-style-name="Standard">
      <style:paragraph-properties fo:margin-top="0.071cm" fo:margin-bottom="0.071cm" style:contextual-spacing="false" fo:orphans="2" fo:widows="2" fo:hyphenation-ladder-count="no-limit"/>
      <style:text-properties style:font-name="Spranq eco sans1" fo:font-size="12pt" fo:font-weight="bold" style:font-size-asian="12pt" style:font-weight-asian="bold" style:font-name-complex="Spranq eco sans1" fo:hyphenate="true" fo:hyphenation-remain-char-count="2" fo:hyphenation-push-char-count="2"/>
    </style:style>
    <style:style style:name="PSDS_20_-_20_Marcadores_20_Corpo_20_de_20_Texto" style:display-name="PSDS - Marcadores Corpo de Texto" style:family="paragraph" style:parent-style-name="PSDS_20_-_20_Corpo_20_de_20_Texto" style:list-style-name="WW8Num8">
      <style:paragraph-properties fo:text-align="start" style:justify-single-word="false" fo:hyphenation-ladder-count="no-limit"/>
      <style:text-properties style:font-name="Arial" style:letter-kerning="true" style:font-name-asian="Times New Roman" style:font-name-complex="Times New Roman" style:font-size-complex="10pt" fo:hyphenate="true" fo:hyphenation-remain-char-count="2" fo:hyphenation-push-char-count="2"/>
    </style:style>
    <style:style style:name="capa1" style:family="paragraph" style:parent-style-name="Standard">
      <style:paragraph-properties fo:margin-left="0cm" fo:margin-right="0.981cm" fo:margin-top="0cm" fo:margin-bottom="0.106cm" style:contextual-spacing="false" fo:text-align="end" style:justify-single-word="false" fo:hyphenation-ladder-count="no-limit" fo:text-indent="0cm" style:auto-text-indent="false"/>
      <style:text-properties fo:color="#ffffff" fo:font-size="26pt" fo:font-weight="bold" style:letter-kerning="true" style:font-name-asian="Times New Roman" style:font-size-asian="26pt" style:font-weight-asian="bold" style:font-name-complex="Times New Roman" style:font-size-complex="10pt" fo:hyphenate="true" fo:hyphenation-remain-char-count="2" fo:hyphenation-push-char-count="2"/>
    </style:style>
    <style:style style:name="PSDS_20_-_20_Marcadores" style:display-name="PSDS - Marcadores" style:family="paragraph" style:parent-style-name="Standard" style:list-style-name="WW8Num10">
      <style:paragraph-properties fo:margin-top="0.071cm" fo:margin-bottom="0.071cm" style:contextual-spacing="false" fo:orphans="2" fo:widows="2" fo:hyphenation-ladder-count="no-limit"/>
      <style:text-properties fo:font-size="12pt" fo:font-weight="bold" style:letter-kerning="true" style:font-name-asian="Times New Roman" style:font-size-asian="12pt" style:font-weight-asian="bold" style:font-name-complex="Times New Roman" style:font-size-complex="10pt" fo:hyphenate="true" fo:hyphenation-remain-char-count="2" fo:hyphenation-push-char-count="2"/>
    </style:style>
    <style:style style:name="PSDS_20_-_20_Marcadores_20_Nivel_20_3" style:display-name="PSDS - Marcadores Nivel 3" style:family="paragraph" style:parent-style-name="PSDS_20_-_20_Marcadores_20_Nivel_20_1" style:list-style-name="WW8Num9">
      <style:paragraph-properties fo:margin-top="0.071cm" fo:margin-bottom="0.071cm" style:contextual-spacing="false" fo:text-align="start" style:justify-single-word="false" fo:hyphenation-ladder-count="no-limit"/>
      <style:text-properties style:font-name="Arial" style:letter-kerning="true" style:font-name-asian="Times New Roman" style:font-name-complex="Times New Roman" style:font-size-complex="10pt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21cm" style:contextual-spacing="false" fo:orphans="2" fo:widows="2" fo:hyphenation-ladder-count="no-limit"/>
      <style:text-properties style:font-name="Arial Unicode MS" fo:font-size="12pt" style:letter-kerning="true" style:font-name-asian="Arial Unicode MS" style:font-size-asian="12pt" style:font-name-complex="Arial Unicode MS" fo:hyphenate="true" fo:hyphenation-remain-char-count="2" fo:hyphenation-push-char-count="2"/>
    </style:style>
    <style:style style:name="western" style:family="paragraph" style:parent-style-name="Standard">
      <style:paragraph-properties fo:margin-top="0.176cm" fo:margin-bottom="0.21cm" style:contextual-spacing="false" fo:orphans="2" fo:widows="2" fo:hyphenation-ladder-count="no-limit"/>
      <style:text-properties style:font-name="Arial Unicode MS" fo:font-size="12pt" style:letter-kerning="true" style:font-name-asian="Arial Unicode MS" style:font-size-asian="12pt" style:font-name-complex="Arial Unicode MS" fo:hyphenate="true" fo:hyphenation-remain-char-count="2" fo:hyphenation-push-char-count="2"/>
    </style:style>
    <style:style style:name="WW8Num1zfalse" style:family="text"/>
    <style:style style:name="WW8Num1ztrue" style:family="text"/>
    <style:style style:name="WW8Num2z0" style:family="text">
      <style:text-properties fo:font-style="normal" fo:font-weight="bold" style:font-style-asian="normal" style:font-weight-asian="bold"/>
    </style:style>
    <style:style style:name="WW8Num3z0" style:family="text">
      <style:text-properties fo:font-style="normal" fo:font-weight="bold" style:font-style-asian="normal" style:font-weight-asian="bold"/>
    </style:style>
    <style:style style:name="WW8Num4z0" style:family="text">
      <style:text-properties fo:font-style="normal" fo:font-weight="bold" style:font-style-asian="normal" style:font-weight-asian="bold"/>
    </style:style>
    <style:style style:name="WW8Num5z0" style:family="text">
      <style:text-properties fo:font-style="normal" fo:font-weight="bold" style:font-style-asian="normal" style:font-weight-asian="bold"/>
    </style:style>
    <style:style style:name="WW8Num6z0" style:family="text">
      <style:text-properties fo:font-style="normal" fo:font-weight="bold" style:font-style-asian="normal" style:font-weight-asian="bold"/>
    </style:style>
    <style:style style:name="WW8Num7zfalse" style:family="text"/>
    <style:style style:name="WW8Num7ztrue" style:family="text"/>
    <style:style style:name="WW8Num8z0" style:family="text">
      <style:text-properties style:font-name="Arial" fo:font-size="10pt" fo:font-style="normal" fo:font-weight="bold" style:font-size-asian="10pt" style:font-style-asian="normal" style:font-weight-asian="bold" style:font-name-complex="Arial"/>
    </style:style>
    <style:style style:name="WW8Num9zfalse" style:family="text"/>
    <style:style style:name="WW8Num9ztrue" style:family="text"/>
    <style:style style:name="WW8Num10zfalse" style:family="text"/>
    <style:style style:name="WW8Num10ztrue" style:family="text"/>
    <style:style style:name="WW8Num10z3" style:family="text">
      <style:text-properties fo:color="#000000" style:font-name="Arial" fo:font-size="12pt" fo:font-style="normal" fo:font-weight="bold" style:font-size-asian="12pt" style:font-style-asian="normal" style:font-weight-asian="bold" style:font-name-complex="Arial"/>
    </style:style>
    <style:style style:name="Fonte_20_parág._20_padrão" style:display-name="Fonte parág. padrão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Arial" fo:font-size="10pt" fo:font-style="normal" fo:font-weight="bold" style:font-size-asian="10pt" style:font-style-asian="normal" style:font-weight-asian="bold" style:font-name-complex="Aria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5z3" style:family="text">
      <style:text-properties fo:color="#000000" style:font-name="Arial" fo:font-size="12pt" fo:font-style="normal" fo:font-weight="bold" style:font-size-asian="12pt" style:font-style-asian="normal" style:font-weight-asian="bold" style:font-name-complex="Arial"/>
    </style:style>
    <style:style style:name="WW8Num17z3" style:family="text">
      <style:text-properties fo:color="#000000" style:font-name="Arial" fo:font-size="12pt" fo:font-style="normal" fo:font-weight="bold" style:font-size-asian="12pt" style:font-style-asian="normal" style:font-weight-asian="bold" style:font-name-complex="Arial"/>
    </style:style>
    <style:style style:name="WW-Fonte_20_parág._20_padrão" style:display-name="WW-Fonte parág. padrão" style:family="text"/>
    <style:style style:name="WW-Fonte_20_parág._20_padrão1" style:display-name="WW-Fonte parág. padrão1" style:family="text"/>
    <style:style style:name="WW-Fonte_20_parág._20_padrão11" style:display-name="WW-Fonte parág. padrão11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false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true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true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true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true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true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true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true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true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false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true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true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true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true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true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true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true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true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2z0" style:num-suffix=".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2z0" style:num-suffix=".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2z0" style:num-suffix=".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2z0" style:num-suffix=".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2z0" style:num-suffix=".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8Num2z0" style:num-suffix=". 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8Num2z0" style:num-suffix=". 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8Num2z0" style:num-suffix=". 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prefix="P" style:num-suffix=". 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2" text:style-name="WW8Num3z0" style:num-prefix="P" style:num-suffix=". " style:num-format="1" text:display-levels="2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3" text:style-name="WW8Num3z0" style:num-prefix="P" style:num-suffix=". " style:num-format="1" text:display-levels="3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4" text:style-name="WW8Num3z0" style:num-prefix="P" style:num-suffix=". " style:num-format="1" text:display-levels="4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5" text:style-name="WW8Num3z0" style:num-prefix="P" style:num-suffix=". " style:num-format="1" text:display-levels="5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6" text:style-name="WW8Num3z0" style:num-prefix="P" style:num-suffix=". " style:num-format="1" text:display-levels="6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7" text:style-name="WW8Num3z0" style:num-prefix="P" style:num-suffix=". " style:num-format="1" text:display-levels="7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8" text:style-name="WW8Num3z0" style:num-prefix="P" style:num-suffix=". " style:num-format="1" text:display-levels="8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9" text:style-name="WW8Num3z0" style:num-prefix="P" style:num-suffix=". " style:num-format="1" text:display-levels="9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prefix="A" style:num-suffix=". 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2" text:style-name="WW8Num4z0" style:num-prefix="A" style:num-suffix=". " style:num-format="1" text:display-levels="2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3" text:style-name="WW8Num4z0" style:num-prefix="A" style:num-suffix=". " style:num-format="1" text:display-levels="3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4" text:style-name="WW8Num4z0" style:num-prefix="A" style:num-suffix=". " style:num-format="1" text:display-levels="4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5" text:style-name="WW8Num4z0" style:num-prefix="A" style:num-suffix=". " style:num-format="1" text:display-levels="5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6" text:style-name="WW8Num4z0" style:num-prefix="A" style:num-suffix=". " style:num-format="1" text:display-levels="6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7" text:style-name="WW8Num4z0" style:num-prefix="A" style:num-suffix=". " style:num-format="1" text:display-levels="7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8" text:style-name="WW8Num4z0" style:num-prefix="A" style:num-suffix=". " style:num-format="1" text:display-levels="8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9" text:style-name="WW8Num4z0" style:num-prefix="A" style:num-suffix=". " style:num-format="1" text:display-levels="9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prefix="E" style:num-suffix=". 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2" text:style-name="WW8Num5z0" style:num-prefix="E" style:num-suffix=". " style:num-format="1" text:display-levels="2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3" text:style-name="WW8Num5z0" style:num-prefix="E" style:num-suffix=". " style:num-format="1" text:display-levels="3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4" text:style-name="WW8Num5z0" style:num-prefix="E" style:num-suffix=". " style:num-format="1" text:display-levels="4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5" text:style-name="WW8Num5z0" style:num-prefix="E" style:num-suffix=". " style:num-format="1" text:display-levels="5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6" text:style-name="WW8Num5z0" style:num-prefix="E" style:num-suffix=". " style:num-format="1" text:display-levels="6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7" text:style-name="WW8Num5z0" style:num-prefix="E" style:num-suffix=". " style:num-format="1" text:display-levels="7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8" text:style-name="WW8Num5z0" style:num-prefix="E" style:num-suffix=". " style:num-format="1" text:display-levels="8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9" text:style-name="WW8Num5z0" style:num-prefix="E" style:num-suffix=". " style:num-format="1" text:display-levels="9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prefix="PE" style:num-suffix=". 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2" text:style-name="WW8Num6z0" style:num-prefix="PE" style:num-suffix=". " style:num-format="1" text:display-levels="2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3" text:style-name="WW8Num6z0" style:num-prefix="PE" style:num-suffix=". " style:num-format="1" text:display-levels="3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4" text:style-name="WW8Num6z0" style:num-prefix="PE" style:num-suffix=". " style:num-format="1" text:display-levels="4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5" text:style-name="WW8Num6z0" style:num-prefix="PE" style:num-suffix=". " style:num-format="1" text:display-levels="5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6" text:style-name="WW8Num6z0" style:num-prefix="PE" style:num-suffix=". " style:num-format="1" text:display-levels="6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7" text:style-name="WW8Num6z0" style:num-prefix="PE" style:num-suffix=". " style:num-format="1" text:display-levels="7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8" text:style-name="WW8Num6z0" style:num-prefix="PE" style:num-suffix=". " style:num-format="1" text:display-levels="8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9" text:style-name="WW8Num6z0" style:num-prefix="PE" style:num-suffix=". " style:num-format="1" text:display-levels="9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false" style:num-prefix="CRA " style:num-suffix=". 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2" text:style-name="WW8Num7ztrue" style:num-prefix="CRA " style:num-suffix=". " style:num-format="1" text:display-levels="2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3" text:style-name="WW8Num7ztrue" style:num-prefix="CRA " style:num-suffix=". " style:num-format="1" text:display-levels="3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4" text:style-name="WW8Num7ztrue" style:num-prefix="CRA " style:num-suffix=". " style:num-format="1" text:display-levels="4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5" text:style-name="WW8Num7ztrue" style:num-prefix="CRA " style:num-suffix=". " style:num-format="1" text:display-levels="5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6" text:style-name="WW8Num7ztrue" style:num-prefix="CRA " style:num-suffix=". " style:num-format="1" text:display-levels="6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7" text:style-name="WW8Num7ztrue" style:num-prefix="CRA " style:num-suffix=". " style:num-format="1" text:display-levels="7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8" text:style-name="WW8Num7ztrue" style:num-prefix="CRA " style:num-suffix=". " style:num-format="1" text:display-levels="8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9" text:style-name="WW8Num7ztrue" style:num-prefix="CRA " style:num-suffix=". " style:num-format="1" text:display-levels="9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1cm" fo:text-indent="-0.635cm" fo:margin-left="2.3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false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true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9ztrue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9ztrue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text:style-name="WW8Num9ztrue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WW8Num9ztrue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text:style-name="WW8Num9ztrue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text:style-name="WW8Num9ztrue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text:style-name="WW8Num9ztrue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true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0ztrue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0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10ztrue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0ztrue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10ztrue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0ztrue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0ztrue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.17cm" fo:margin-left="2cm" fo:margin-right="1.19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4cm" fo:margin-bottom="0.441cm" style:dynamic-spacing="true"/>
      </style:header-style>
      <style:footer-style>
        <style:header-footer-properties fo:min-height="0.099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268cm" fo:margin-left="2cm" fo:margin-right="1.19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number:date-style style:name="N10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</office:automatic-styles>
  <office:master-styles>
    <style:master-page style:name="Standard" style:page-layout-name="Mpm1">
      <style:header>
        <text:p text:style-name="PSDS_20_-_20_Cabecalho">Documento de Visão do Sistema<text:tab/>&lt;Nome do Sistema&gt;</text:p>
        <text:p text:style-name="PSDS_20_-_20_Cabecalho"/>
      </style:header>
      <style:footer>
        <text:p text:style-name="PSDS_20_-_20_Rodape">&lt;Identificação do Sistema&gt;<text:tab/><text:modification-date style:data-style-name="N106">27/02/2018 16:13</text:modification-date><text:tab/><text:file-name text:display="name-and-extension"/></text:p>
        <text:p text:style-name="PSDS_20_-_20_Rodape"><text:span text:style-name="MT1"><text:tab/><text:tab/></text:span>Página <text:page-number text:select-page="current">3</text:page-number>/<text:page-count style:num-format="1">3</text:page-count></text:p>
        <text:p text:style-name="Standard"/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cio SUPDE/DECTA/DE906</meta:initial-creator>
    <meta:creation-date>2018-02-27T16:12:15</meta:creation-date>
    <dc:creator>Mauricio SUPDE/DECTA/DE906</dc:creator>
    <dc:date>2018-02-27T16:13:36</dc:date>
    <meta:editing-cycles>3</meta:editing-cycles>
    <meta:editing-duration>PT1M</meta:editing-duration>
    <meta:document-statistic meta:table-count="3" meta:image-count="0" meta:object-count="0" meta:page-count="3" meta:paragraph-count="72" meta:word-count="648" meta:character-count="4378" meta:non-whitespace-character-count="3783"/>
    <meta:generator>LibreOffice/4.0.6.2$Linux_x86 LibreOffice_project/2e2573268451a50806fcd60ae2d9fe01dd0ce24</meta:generator>
  </office:meta>
</office:document-meta>
</file>